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fterConfigureAdded( WebTestClient . MockServerSpec &lt; ? &gt; serverSpe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eforeServerCreated( WebHttpHandlerBuilder bui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